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a6ed" officeooo:paragraph-rsid="0003a6ed"/>
    </style:style>
    <style:style style:name="P2" style:family="paragraph" style:parent-style-name="Standard" style:list-style-name="L1">
      <style:text-properties officeooo:rsid="0003a6ed" officeooo:paragraph-rsid="0003a6ed"/>
    </style:style>
    <style:style style:name="P3" style:family="paragraph" style:parent-style-name="Standard" style:list-style-name="L2">
      <style:text-properties officeooo:rsid="0003a6ed" officeooo:paragraph-rsid="0003a6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red list:</text:p>
      <text:list xml:id="list2843286410" text:style-name="L1">
        <text:list-item>
          <text:p text:style-name="P2">list 1</text:p>
          <text:list>
            <text:list-item>
              <text:p text:style-name="P2">list 1.1</text:p>
            </text:list-item>
            <text:list-item>
              <text:p text:style-name="P2">list 1.2</text:p>
              <text:list>
                <text:list-item>
                  <text:p text:style-name="P2">list 1.2.1</text:p>
                </text:list-item>
                <text:list-item>
                  <text:p text:style-name="P2">list 1.2.2</text:p>
                </text:list-item>
              </text:list>
            </text:list-item>
          </text:list>
        </text:list-item>
        <text:list-item>
          <text:p text:style-name="P2">list 2</text:p>
          <text:list>
            <text:list-item>
              <text:p text:style-name="P2">list 2.1</text:p>
            </text:list-item>
            <text:list-item>
              <text:p text:style-name="P2">list 2.2</text:p>
            </text:list-item>
          </text:list>
        </text:list-item>
        <text:list-item>
          <text:p text:style-name="P2">list 3</text:p>
        </text:list-item>
        <text:list-item>
          <text:p text:style-name="P2">list 4</text:p>
          <text:list>
            <text:list-item>
              <text:p text:style-name="P2">list 4.1</text:p>
              <text:list>
                <text:list-item>
                  <text:p text:style-name="P2">list 4.1.1</text:p>
                  <text:list>
                    <text:list-item>
                      <text:p text:style-name="P2">list 4.1.1.1</text:p>
                    </text:list-item>
                  </text:list>
                </text:list-item>
                <text:list-item>
                  <text:p text:style-name="P2">list 4.1.2</text:p>
                </text:list-item>
              </text:list>
            </text:list-item>
            <text:list-item>
              <text:p text:style-name="P2">list 4.2</text:p>
            </text:list-item>
          </text:list>
        </text:list-item>
      </text:list>
      <text:p text:style-name="P1"/>
      <text:p text:style-name="P1">Unordered list:</text:p>
      <text:list xml:id="list1761424479" text:style-name="L2">
        <text:list-item>
          <text:p text:style-name="P3">list A</text:p>
        </text:list-item>
        <text:list-item>
          <text:p text:style-name="P3">list B</text:p>
          <text:list>
            <text:list-item>
              <text:p text:style-name="P3">list B.A</text:p>
            </text:list-item>
            <text:list-item>
              <text:p text:style-name="P3">list B.B</text:p>
              <text:list>
                <text:list-item>
                  <text:p text:style-name="P3">list B.B.A</text:p>
                  <text:list>
                    <text:list-item>
                      <text:p text:style-name="P3">list B.B.A.A</text:p>
                    </text:list-item>
                  </text:list>
                </text:list-item>
              </text:list>
            </text:list-item>
            <text:list-item>
              <text:p text:style-name="P3">list B.C</text:p>
            </text:list-item>
          </text:list>
        </text:list-item>
        <text:list-item>
          <text:p text:style-name="P3">list C</text:p>
          <text:list>
            <text:list-item>
              <text:p text:style-name="P3">list C.A</text:p>
              <text:list>
                <text:list-item>
                  <text:p text:style-name="P3">list C.A.A</text:p>
                </text:list-item>
              </text:list>
            </text:list-item>
            <text:list-item>
              <text:p text:style-name="P3">list C.B</text:p>
            </text:list-item>
          </text:list>
        </text:list-item>
        <text:list-item>
          <text:p text:style-name="P3">list D</text:p>
          <text:list>
            <text:list-item>
              <text:p text:style-name="P3">list D.A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8T09:18:21.341603165</meta:creation-date>
    <dc:date>2019-10-18T09:24:43.683302712</dc:date>
    <meta:editing-duration>PT6M23S</meta:editing-duration>
    <meta:editing-cycles>1</meta:editing-cycles>
    <meta:document-statistic meta:table-count="0" meta:image-count="0" meta:object-count="0" meta:page-count="1" meta:paragraph-count="30" meta:word-count="88" meta:character-count="299" meta:non-whitespace-character-count="269"/>
    <meta:generator>LibreOffice/6.3.2.2$MacOSX_X86_64 LibreOffice_project/98b30e735bda24bc04ab42594c85f7fd8be07b9c</meta:generator>
  </office:meta>
</office:document-meta>
</file>